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date" office:date-value="2007-02-05" calcext:value-type="date">
            <text:p>05.02.2007</text:p>
          </table:table-cell>
          <table:table-cell office:value-type="string" calcext:value-type="string">
            <text:p>00-06</text:p>
          </table:table-cell>
          <table:table-cell office:value-type="string" calcext:value-type="string">
            <text:p>6430N</text:p>
          </table:table-cell>
          <table:table-cell office:value-type="string" calcext:value-type="string">
            <text:p>09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07-02-13" calcext:value-type="date">
            <text:p>13.02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30N</text:p>
          </table:table-cell>
          <table:table-cell office:value-type="string" calcext:value-type="string">
            <text:p>23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7-04-06" calcext:value-type="date">
            <text:p>06.04.2007</text:p>
          </table:table-cell>
          <table:table-cell office:value-type="string" calcext:value-type="string">
            <text:p>00-24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11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07-04-29" calcext:value-type="date">
            <text:p>29.04.2007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31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07-09-03" calcext:value-type="date">
            <text:p>03.09.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4N</text:p>
          </table:table-cell>
          <table:table-cell office:value-type="string" calcext:value-type="string">
            <text:p>07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7-12-11" calcext:value-type="date">
            <text:p>11.12.200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31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1-25" calcext:value-type="date">
            <text:p>25.01.2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30N</text:p>
          </table:table-cell>
          <table:table-cell office:value-type="string" calcext:value-type="string">
            <text:p>08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1-31" calcext:value-type="date">
            <text:p>31.01.2008</text:p>
          </table:table-cell>
          <table:table-cell office:value-type="string" calcext:value-type="string">
            <text:p>04-24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11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02-14" calcext:value-type="date">
            <text:p>14.02.2008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38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8-02-29" calcext:value-type="date">
            <text:p>29.02.2008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74N</text:p>
          </table:table-cell>
          <table:table-cell office:value-type="string" calcext:value-type="string">
            <text:p>24 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03-02" calcext:value-type="date">
            <text:p>02.03.2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5/69N</text:p>
          </table:table-cell>
          <table:table-cell office:value-type="string" calcext:value-type="string">
            <text:p>09/10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3-04" calcext:value-type="date">
            <text:p>04.03.20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03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8-03-16" calcext:value-type="date">
            <text:p>16.03.20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7140N</text:p>
          </table:table-cell>
          <table:table-cell office:value-type="string" calcext:value-type="string">
            <text:p>12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3-18" calcext:value-type="date">
            <text:p>18.03.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30N</text:p>
          </table:table-cell>
          <table:table-cell office:value-type="string" calcext:value-type="string">
            <text:p>2830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3-20" calcext:value-type="date">
            <text:p>20.03.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43 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04-04" calcext:value-type="date">
            <text:p>04.04.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01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08-04-24" calcext:value-type="date">
            <text:p>24.04.2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41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10-27" calcext:value-type="date">
            <text:p>27.10.2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N</text:p>
          </table:table-cell>
          <table:table-cell office:value-type="string" calcext:value-type="string">
            <text:p>02W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08-11-17" calcext:value-type="date">
            <text:p>17.11.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25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8-11-18" calcext:value-type="date">
            <text:p>18.11.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N</text:p>
          </table:table-cell>
          <table:table-cell office:value-type="string" calcext:value-type="string">
            <text:p>02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11-18" calcext:value-type="date">
            <text:p>18.11.2008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14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08-11-20" calcext:value-type="date">
            <text:p>20.11.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9N</text:p>
          </table:table-cell>
          <table:table-cell office:value-type="string" calcext:value-type="string">
            <text:p>08E</text:p>
          </table:table-cell>
          <table:table-cell office:value-type="string" calcext:value-type="string">
            <text:p>62G74</text:p>
          </table:table-cell>
        </table:table-row>
        <table:table-row table:style-name="ro1">
          <table:table-cell office:value-type="date" office:date-value="2008-11-28" calcext:value-type="date">
            <text:p>28.11.2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N</text:p>
          </table:table-cell>
          <table:table-cell office:value-type="string" calcext:value-type="string">
            <text:p>00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08-11-29" calcext:value-type="date">
            <text:p>29.11.2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3N</text:p>
          </table:table-cell>
          <table:table-cell office:value-type="string" calcext:value-type="string">
            <text:p>01W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09-01-07" calcext:value-type="date">
            <text:p>07.01.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28E</text:p>
          </table:table-cell>
          <table:table-cell office:value-type="string" calcext:value-type="string">
            <text:p>49G64</text:p>
          </table:table-cell>
        </table:table-row>
        <table:table-row table:style-name="ro1">
          <table:table-cell office:value-type="date" office:date-value="2009-01-16" calcext:value-type="date">
            <text:p>16.01.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1N</text:p>
          </table:table-cell>
          <table:table-cell office:value-type="string" calcext:value-type="string">
            <text:p>57E</text:p>
          </table:table-cell>
          <table:table-cell office:value-type="string" calcext:value-type="string">
            <text:p>55G66</text:p>
          </table:table-cell>
        </table:table-row>
        <table:table-row table:style-name="ro1">
          <table:table-cell office:value-type="date" office:date-value="2009-02-05" calcext:value-type="date">
            <text:p>05.02.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N</text:p>
          </table:table-cell>
          <table:table-cell office:value-type="string" calcext:value-type="string">
            <text:p>03W</text:p>
          </table:table-cell>
          <table:table-cell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55:23.315250946</meta:creation-date>
    <dc:date>2017-03-08T09:29:34.049120228</dc:date>
    <meta:editing-duration>PT34M9S</meta:editing-duration>
    <meta:editing-cycles>3</meta:editing-cycles>
    <meta:generator>LibreOffice/5.1.4.2$Linux_X86_64 LibreOffice_project/10m0$Build-2</meta:generator>
    <meta:document-statistic meta:table-count="1" meta:cell-count="135" meta:object-count="0"/>
  </office:meta>
</office:document-meta>
</file>